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alibri1" svg:font-family="Calibri"/>
    <style:font-face style:name="OpenSymbol" svg:font-family="Open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left="0.635cm" fo:margin-right="0cm" fo:margin-top="0cm" fo:margin-bottom="0.353cm" fo:line-height="115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 style:list-style-name="L1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 style:list-style-name="L1">
      <style:paragraph-properties fo:margin-top="0cm" fo:margin-bottom="0.353cm" fo:line-height="115%" fo:text-align="start" style:justify-single-word="false"/>
      <style:text-properties style:use-window-font-color="true" style:font-name="Calibri1" fo:font-size="11pt" fo:language="ru" fo:country="RU" fo:font-weight="normal" fo:background-color="transparent" style:font-name-asian="Calibri1" style:font-name-complex="Calibri1"/>
    </style:style>
    <style:style style:name="P5" style:family="paragraph" style:parent-style-name="Standard" style:list-style-name="L1">
      <style:paragraph-properties fo:margin-top="0cm" fo:margin-bottom="0.353cm" fo:line-height="115%" fo:text-align="start" style:justify-single-word="false"/>
    </style:style>
    <style:style style:name="P6" style:family="paragraph" style:parent-style-name="Standard" style:list-style-name="L2">
      <style:paragraph-properties fo:margin-left="0.635cm" fo:margin-right="0cm" fo:margin-top="0cm" fo:margin-bottom="0.353cm" fo:line-height="115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З на визуализатор.</text:p>
      <text:list xml:id="list717658440904362371" text:style-name="L1">
        <text:list-item>
          <text:p text:style-name="P3">С точки зрения интерфейса вызываемые функции модели - атомарны и неделимы.</text:p>
        </text:list-item>
        <text:list-item>
          <text:p text:style-name="P5"><text:span text:style-name="T1">Вместо того, чтобы прерывать работу для возможности визуализировать результат, модель ведет лог проделанных операций, который передается интерфейсу через метод: </text:span><text:span text:style-name="T1"><text:s/>Collection&lt;OperationLogEntry&gt; GetOperationLog()</text:span></text:p>
        </text:list-item>
        <text:list-item>
          <text:p text:style-name="P3">Класс OperationLogEntry имеет следующую структуру:</text:p>
          <text:list>
            <text:list-item>
              <text:p text:style-name="P3">Поле типа операции, имеющее перечислимый тип OperationType.</text:p>
            </text:list-item>
            <text:list-item>
              <text:p text:style-name="P3">Поле кэша, исполняющего операцию, имеющего целочисленный тип.</text:p>
            </text:list-item>
            <text:list-item>
              <text:p text:style-name="P4">Поле целочисленного номера кэша, которому отдали команду (на запись/чтение/инвалидацию)</text:p>
            </text:list-item>
          </text:list>
        </text:list-item>
      </text:list>
      <text:list xml:id="list8258141835927347555" text:style-name="L2">
        <text:list-item>
          <text:p text:style-name="P6">Перечислимый тип OperationType может принимать следующие значения:</text:p>
          <text:list>
            <text:list-item>
              <text:p text:style-name="P6">READ_REQUEST: строка кэша находится в состоянии Invalid и кэш оправшивает другие кэши, на предмет того есть ли в них такая же строка.</text:p>
            </text:list-item>
            <text:list-item>
              <text:p text:style-name="P6">READING_FROM_MEMORY: кэш извлекает строку из памяти</text:p>
            </text:list-item>
            <text:list-item>
              <text:p text:style-name="P6">INVALID_TO_EXCLUSIVE: в других кэшах нет подобной строки и кэш становится ее единственынм владельцем</text:p>
            </text:list-item>
            <text:list-item>
              <text:p text:style-name="P6">INVALID_TO_SHARED: в других кэшах есть подобная строка и кэш становится одним из ее совместных владельцев</text:p>
            </text:list-item>
            <text:list-item>
              <text:p text:style-name="P6">EXCLUSIVE_TO_SHARED: кэш получил запрос от другого кэша о владении строкой и теперь разделяет ее с этим новым кэшем</text:p>
            </text:list-item>
            <text:list-item>
              <text:p text:style-name="P6">SHARED_TO_SHARED: кэш получил запрос от другого кэша о владении строкой, но уже разделял ее с третьим(-ими) кэшем(-ами).</text:p>
            </text:list-item>
            <text:list-item>
              <text:p text:style-name="P6">WRITE_TO_MEMORY: кэш, ранее модифицировавший строку, перед инвалидацией/разделением помещает ее значение в память.</text:p>
            </text:list-item>
            <text:list-item>
              <text:p text:style-name="P6">MODIFIED_TO_SHARED: кэш, после записи модификации в память, готов разделить ее с новым читателем.</text:p>
            </text:list-item>
            <text:list-item>
              <text:p text:style-name="P6">MODIFIED_TO_MODIFIED: кэш осуществляет запись в строку, уже помеченную, как модифицированную</text:p>
            </text:list-item>
            <text:list-item>
              <text:p text:style-name="P6">EXCLUSIVE_TO_MODIFIED: кэш осуществляет запись в строку, для которой он - единственный владелец</text:p>
            </text:list-item>
            <text:list-item>
              <text:p text:style-name="P6">INVALIDATE_REQUEST: <text:s/>кэш собирается осуществить запись и просит все другие кэши инвалидировать эту запись.</text:p>
            </text:list-item>
            <text:list-item>
              <text:p text:style-name="P6">INVALID_TO_MODIFIED: кэш <text:s/>осуществляет запись, которой ранее не владел после того, как остальные осуществили инвалидацию. Чтения не происходит</text:p>
            </text:list-item>
            <text:list-item>
              <text:p text:style-name="P6"><text:soft-page-break/>SHARED_TO_MODIFIED: кэш осуществляет записть запись после того, как остальные ее владельцы осуществили инвалидацию. Чтения не происходит</text:p>
            </text:list-item>
            <text:list-item>
              <text:p text:style-name="P6">EXCLUSIVE_TO_INVALID: кэш инвалидировал запись, единственным владельцем которой он являлся</text:p>
            </text:list-item>
            <text:list-item>
              <text:p text:style-name="P6">SHARED_TO_INVALID: кэш инвалидировал запись, одним из владельцев которой он являлся</text:p>
            </text:list-item>
            <text:list-item>
              <text:p text:style-name="P6">MODIFIED_TO_INVALID: кэш, после записи в память, инвалидирует ранее модифицированную строку.</text:p>
            </text:list-item>
          </text:list>
        </text:list-item>
        <text:list-item>
          <text:p text:style-name="P6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alibri1" svg:font-family="Calibri"/>
    <style:font-face style:name="OpenSymbol" svg:font-family="OpenSymbol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2T01:34:18.15</dc:date>
    <dc:creator>Vasiliy Kuzmin</dc:creator>
    <meta:editing-duration>PT2H30M3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2" meta:paragraph-count="24" meta:word-count="306" meta:character-count="2323"/>
  </office:meta>
</office:document-meta>
</file>